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VersionLis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" manifest:full-path="Versions/Version1"/>
  <manifest:file-entry manifest:media-type="" manifest:full-path="Versions/Version2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4pt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P6" style:family="paragraph" style:parent-style-name="Table_20_Contents">
      <style:paragraph-properties fo:text-align="start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7" style:family="paragraph" style:parent-style-name="Standard" style:master-page-name="First_20_Page">
      <style:paragraph-properties fo:text-align="center" style:justify-single-word="false" style:page-number="auto" fo:break-before="page"/>
      <style:text-properties fo:font-size="48pt" style:font-size-asian="42pt" style:font-size-complex="48pt"/>
    </style:style>
    <style:style style:name="P8" style:family="paragraph" style:parent-style-name="Header"/>
    <style:style style:name="T1" style:family="text">
      <style:text-properties fo:font-weight="normal" style:font-weight-asian="normal" style:font-weight-complex="normal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Fax Cover Sheet</text:h>
      <text:h text:style-name="P1" text:outline-level="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P6" text:outline-level="1">Date:<text:span text:style-name="T1"> </text:span><text:span text:style-name="T1"><text:date style:data-style-name="N76" text:date-value="2018-03-26T14:24:53.12" text:fixed="true">March 26, 2018</text:date></text:span></text:h>
          </table:table-cell>
          <table:table-cell table:style-name="Table1.B1" office:value-type="string">
            <text:h text:style-name="P6" text:outline-level="1">To:<text:span text:style-name="T1"> </text:span><text:span text:style-name="T1"><text:text-input text:description="To:">Federal Court of Appeal</text:text-input></text:span></text:h>
          </table:table-cell>
        </table:table-row>
        <table:table-row>
          <table:table-cell table:style-name="Table1.A2" office:value-type="string">
            <text:h text:style-name="P6" text:outline-level="1">Fax: <text:text-input text:description="Fax Number">416-973-2154</text:text-input></text:h>
          </table:table-cell>
          <table:table-cell table:style-name="Table1.B2" office:value-type="string">
            <text:h text:style-name="P6" text:outline-level="1">Attn:<text:span text:style-name="T1"> </text:span><text:span text:style-name="T1"><text:text-input text:description="Attention">Registrar</text:text-input></text:span></text:h>
          </table:table-cell>
        </table:table-row>
        <table:table-row>
          <table:table-cell table:style-name="Table1.A2" office:value-type="string">
            <text:h text:style-name="P6" text:outline-level="1">From:<text:span text:style-name="T1"> </text:span><text:span text:style-name="T1"><text:text-input text:description="From">Radu Hociung</text:text-input></text:span></text:h>
          </table:table-cell>
          <table:table-cell table:style-name="Table1.B2" office:value-type="string">
            <text:h text:style-name="P6" text:outline-level="1">Re:<text:span text:style-name="T1"> </text:span><text:span text:style-name="T1"><text:text-input text:description="Subject">A-101-18, A-102-18 affidavits of service</text:text-input></text:span></text:h>
          </table:table-cell>
        </table:table-row>
        <table:table-row>
          <table:table-cell table:style-name="Table1.A2" office:value-type="string">
            <text:h text:style-name="P6" text:outline-level="1">Phone:<text:span text:style-name="T1"> </text:span><text:span text:style-name="T1"><text:text-input text:description="Phone Number">519-883-8454</text:text-input></text:span></text:h>
          </table:table-cell>
          <table:table-cell table:style-name="Table1.B2" office:value-type="string">
            <text:h text:style-name="P6" text:outline-level="1">Pages:<text:span text:style-name="T1"> </text:span><text:span text:style-name="T1"><text:text-input text:description="Number of Pages">3, Including Cover</text:text-input></text:span></text:h>
          </table:table-cell>
        </table:table-row>
      </table:table>
      <text:h text:style-name="P2" text:outline-level="1"/>
      <text:h text:style-name="P3" text:outline-level="1">Notes:</text:h>
      <text:h text:style-name="P4" text:outline-level="1"><text:text-input text:description="Notes">Dear Registry,

Please find attached Affidavits of service for the Book of Authorities on files A-101-18 and A-102-18. The books themselves were couriered to you and the courier indicates were delivered this morning.

Sincerely
Radu Hociung
Tel: 519-883-8454</text:text-input></text:h>
      <text:h text:style-name="P5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Mangal1" svg:font-family="Mangal"/>
    <style:font-face style:name="OpenSymbol" svg:font-family="OpenSymbol"/>
    <style:font-face style:name="Times New Roman2" svg:font-family="'Times New Roman'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fo:line-height="200%"/>
      <style:text-properties style:font-name="Arial1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List_20_1" style:class="text" style:master-page-name="">
      <style:paragraph-properties loext:contextual-spacing="false" fo:margin-top="8.999cm" fo:margin-bottom="0.21cm" fo:text-align="center" fo:text-align-last="center" style:justify-single-word="false" style:page-number="auto" fo:background-color="transparent" style:shadow="none" style:vertical-align="auto">
        <style:tab-stops/>
        <style:background-image/>
      </style:paragraph-properties>
      <style:text-properties fo:font-size="53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line-height="200%" fo:text-align="center" style:justify-single-word="false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loext:contextual-spacing="false"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loext:contextual-spacing="false" fo:margin="100%" fo:margin-left="0cm" fo:margin-right="0cm" fo:margin-top="0cm" fo:margin-bottom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="100%" fo:margin-left="0.499cm" fo:margin-right="0cm" fo:margin-top="0cm" fo:margin-bottom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Heading_20_6" style:display-name="Heading 6" style:family="paragraph" style:parent-style-name="Heading" style:next-style-name="Text_20_body" style:default-outline-level="6" style:class="text">
      <style:text-properties style:font-name="Times New Roman" fo:font-size="7pt" fo:font-weight="bold" style:font-name-asian="SimSun" style:font-size-asian="7pt" style:font-weight-asian="bold" style:font-name-complex="Mangal" style:font-size-complex="7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loext:contextual-spacing="false" fo:margin="100%" fo:margin-left="0cm" fo:margin-right="0cm" fo:margin-top="0cm" fo:margin-bottom="0cm" fo:text-indent="0cm" style:auto-text-indent="false"/>
    </style:style>
    <style:style style:name="List_20_Contents" style:display-name="List Contents" style:family="paragraph" style:parent-style-name="Standard" style:class="html">
      <style:paragraph-properties loext:contextual-spacing="false" fo:margin="100%" fo:margin-left="1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loext:contextual-spacing="false" fo:margin="100%" fo:margin-left="1.498cm" fo:margin-right="0cm" fo:margin-top="0cm" fo:margin-bottom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User_20_Entry" style:display-name="User Entry" style:family="text">
      <style:text-properties style:font-name="Courier New" style:font-name-asian="NSimSun" style:font-name-complex="Courier New"/>
    </style:style>
    <style:style style:name="Teletype" style:family="text">
      <style:text-properties style:font-name="Courier New" style:font-name-asian="NSimSun" style:font-name-complex="Courier New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 style:parent-style-name="Main_20_index_20_entry"/>
    <style:style style:name="Drop_20_Caps" style:display-name="Drop Caps" style:family="text"/>
    <style:style style:name="RTF_5f_Num_20_2_20_1" style:display-name="RTF_Num 2 1" style:family="text">
      <style:text-properties fo:font-style="normal" style:font-style-asian="normal" style:font-style-complex="normal"/>
    </style:style>
    <style:style style:name="RTF_5f_Num_20_2_20_3" style:display-name="RTF_Num 2 3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Definition" style:family="text"/>
    <style:style style:name="IN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prefix="TAB " style:num-format="1">
        <style:list-level-properties text:list-level-position-and-space-mode="label-alignment" fo:text-align="center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number text:level="1" text:style-name="Numbering_20_Symbols" style:num-prefix="TAB " style:num-format="1" text:start-value="2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635cm" text:min-label-width="0.635cm"/>
      </text:list-level-style-number>
      <text:list-level-style-number text:level="2" style:num-suffix=")" style:num-format="a">
        <style:list-level-properties text:space-before="1.27cm" text:min-label-width="0.635cm"/>
      </text:list-level-style-number>
      <text:list-level-style-number text:level="3" text:style-name="RTF_5f_Num_20_2_20_3" style:num-suffix="." style:num-format="1">
        <style:list-level-properties text:space-before="1.905cm" text:min-label-width="0.635cm"/>
      </text:list-level-style-number>
      <text:list-level-style-number text:level="4" style:num-suffix=")" style:num-format="a">
        <style:list-level-properties text:space-before="2.54cm" text:min-label-width="0.635cm"/>
      </text:list-level-style-number>
      <text:list-level-style-number text:level="5" style:num-suffix="." style:num-format="i">
        <style:list-level-properties text:space-before="3.175cm" text:min-label-width="0.635cm"/>
      </text:list-level-style-number>
      <text:list-level-style-number text:level="6" text:style-name="RTF_5f_Num_20_2_20_6" style:num-suffix="." style:num-format="1">
        <style:list-level-properties text:space-before="3.81cm" text:min-label-width="0.635cm"/>
      </text:list-level-style-number>
      <text:list-level-style-number text:level="7" text:style-name="RTF_5f_Num_20_2_20_7" style:num-suffix="." style:num-format="1">
        <style:list-level-properties text:space-before="4.445cm" text:min-label-width="0.635cm"/>
      </text:list-level-style-number>
      <text:list-level-style-number text:level="8" text:style-name="RTF_5f_Num_20_2_20_8" style:num-suffix="." style:num-format="1">
        <style:list-level-properties text:space-before="5.08cm" text:min-label-width="0.635cm"/>
      </text:list-level-style-number>
      <text:list-level-style-number text:level="9" text:style-name="RTF_5f_Num_20_2_20_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list xml:id="list4774062113253159841" text:style-name="Outline">
          <text:list-header>
            <text:h text:style-name="Header" text:outline-level="1" text:is-list-header="true"><text:tab/><text:page-number text:select-page="current"/></text:h>
          </text:list-header>
        </text:list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du Hociung</meta:initial-creator>
    <meta:creation-date>2017-01-26T14:36:00.59</meta:creation-date>
    <dc:date>2019-04-23T14:14:07.50</dc:date>
    <dc:creator>Radu Hociung</dc:creator>
    <meta:editing-duration>P17DT23H9M58S</meta:editing-duration>
    <meta:editing-cycles>120</meta:editing-cycles>
    <meta:generator>OpenOffice/4.0.1$Win32 OpenOffice.org_project/401m5$Build-9714</meta:generator>
    <meta:printed-by>Radu Hociung</meta:printed-by>
    <meta:print-date>2017-02-20T13:27:59.52</meta:print-date>
    <meta:document-statistic meta:table-count="1" meta:image-count="0" meta:object-count="0" meta:page-count="1" meta:paragraph-count="12" meta:word-count="15" meta:character-count="90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Original Statement of Claim" VL:creator="Radu Hociung" dc:date-time="2017-02-17T16:02:20"/>
  <VL:version-entry VL:title="Version2" VL:comment="Amended Statement of Claim" VL:creator="Radu Hociung" dc:date-time="2017-02-17T16:47:26"/>
</VL:version-list>
</file>